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style:contextual-spacing="false"/>
      <style:text-properties fo:font-weight="bold" officeooo:rsid="000db4a3" officeooo:paragraph-rsid="000db4a3" style:font-weight-asian="bold" style:font-weight-complex="bold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n.cpp</text:p>
      <text:p text:style-name="P2">#include&lt;bits/stdc++.h&gt;</text:p>
      <text:p text:style-name="P2"/>
      <text:p text:style-name="P2">int main(){</text:p>
      <text:p text:style-name="P2"><text:s text:c="4"/>int median=0;</text:p>
      <text:p text:style-name="P2"><text:s text:c="4"/>for(int c=1;c&lt;=9;++c){</text:p>
      <text:p text:style-name="P2"><text:s text:c="8"/>std::cout &lt;&lt; "Testing median...";</text:p>
      <text:p text:style-name="P2"><text:s text:c="8"/>int s=0;</text:p>
      <text:p text:style-name="P2"><text:s text:c="8"/>for(int i=1;i&lt;=9;++i){</text:p>
      <text:p text:style-name="P2"><text:s text:c="12"/>if(i!=c) s+=i;</text:p>
      <text:p text:style-name="P2"><text:s text:c="8"/>}</text:p>
      <text:p text:style-name="P2"><text:s text:c="8"/>std::cout&lt;&lt;s/8.0&lt;&lt;'\n';</text:p>
      <text:p text:style-name="P2"><text:s text:c="8"/>if(static_cast&lt;double&gt;(s/8.0)-s/8==0.0) median=c;</text:p>
      <text:p text:style-name="P2"><text:s text:c="4"/>}</text:p>
      <text:p text:style-name="P2"><text:s text:c="4"/>std::cout&lt;&lt;"Median="&lt;&lt;median&lt;&lt;'\n';</text:p>
      <text:p text:style-name="P2"><text:s text:c="4"/>return 0;</text:p>
      <text:p text:style-name="P2">}</text:p>
      <text:p text:style-name="Standard"/>
      <text:p text:style-name="Standard">mourad@mourad:9-August-2024<text:span text:style-name="T1">$ g++ median.cpp -o median</text:span></text:p>
      <text:p text:style-name="Standard">mourad@mourad:9-August-2024<text:span text:style-name="T1">$ ./median</text:span></text:p>
      <text:p text:style-name="P3">Testing median...5.5</text:p>
      <text:p text:style-name="P3">Testing median...5.375</text:p>
      <text:p text:style-name="P3">Testing median...5.25</text:p>
      <text:p text:style-name="P3">Testing median...5.125</text:p>
      <text:p text:style-name="P4">Testing median...5</text:p>
      <text:p text:style-name="P3">Testing median...4.875</text:p>
      <text:p text:style-name="P3">Testing median...4.75</text:p>
      <text:p text:style-name="P3">Testing median...4.625</text:p>
      <text:p text:style-name="P3">Testing median...4.5</text:p>
      <text:p text:style-name="P4">Median=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57:36.949387962</meta:creation-date>
    <dc:date>2024-08-10T07:59:49.044547322</dc:date>
    <meta:editing-duration>PT2M14S</meta:editing-duration>
    <meta:editing-cycles>1</meta:editing-cycles>
    <meta:document-statistic meta:table-count="0" meta:image-count="0" meta:object-count="0" meta:page-count="1" meta:paragraph-count="28" meta:word-count="53" meta:character-count="641" meta:non-whitespace-character-count="536"/>
    <meta:generator>LibreOffice/7.3.7.2$Linux_X86_64 LibreOffice_project/30$Build-2</meta:generator>
  </office:meta>
</office:document-meta>
</file>